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華康楷書體W3" svg:font-family="華康楷書體W3, 標楷體" style:font-family-generic="script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etter-spacing="0.035cm" fo:text-shadow="1pt 1pt" style:font-name-asian="華康楷書體W3" style:font-size-asian="18pt"/>
    </style:style>
    <style:style style:name="P2" style:family="paragraph" style:parent-style-name="Standard">
      <style:paragraph-properties fo:text-align="justify" style:justify-single-word="false"/>
      <style:text-properties fo:font-size="14pt" fo:text-shadow="1pt 1pt" style:font-name-asian="標楷體" style:font-size-asian="14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style:font-name="標楷體" fo:font-size="14pt" style:font-name-asian="標楷體" style:font-size-asian="14pt"/>
    </style:style>
    <style:style style:name="P5" style:family="paragraph" style:parent-style-name="Standard">
      <style:paragraph-properties fo:text-align="justify" style:justify-single-word="false"/>
      <style:text-properties style:font-name="標楷體" fo:font-size="14pt" style:font-name-asian="標楷體" style:font-size-asian="14pt"/>
    </style:style>
    <style:style style:name="P6" style:family="paragraph" style:parent-style-name="Standard">
      <style:paragraph-properties fo:text-align="center" style:justify-single-word="false"/>
      <style:text-properties style:font-name="標楷體" style:font-name-asian="標楷體"/>
    </style:style>
    <style:style style:name="P7" style:family="paragraph" style:parent-style-name="Standard">
      <style:paragraph-properties style:line-height-at-least="0.423cm" fo:text-align="justify" style:justify-single-word="false" style:snap-to-layout-gri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left="0cm" fo:margin-right="0cm" fo:text-align="justify" style:justify-single-word="false" fo:text-indent="0.988cm" style:auto-text-indent="false"/>
    </style:style>
    <style:style style:name="P10" style:family="paragraph" style:parent-style-name="Standard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style:font-name="標楷體" style:font-name-asian="標楷體"/>
    </style:style>
    <style:style style:name="P11" style:family="paragraph" style:parent-style-name="Standard">
      <style:paragraph-properties fo:margin-left="2.498cm" fo:margin-right="0cm" style:line-height-at-least="0.423cm" fo:text-align="justify" style:justify-single-word="false" fo:text-indent="0cm" style:auto-text-indent="false" style:snap-to-layout-grid="false">
        <style:tab-stops/>
      </style:paragraph-properties>
      <style:text-properties style:font-name="標楷體" fo:font-size="14pt" style:font-name-asian="標楷體" style:font-size-asian="14pt"/>
    </style:style>
    <style:style style:name="P12" style:family="paragraph" style:parent-style-name="Standard">
      <style:paragraph-properties fo:margin-top="0.318cm" fo:margin-bottom="0cm" loext:contextual-spacing="false"/>
    </style:style>
    <style:style style:name="P13" style:family="paragraph" style:parent-style-name="Standard">
      <style:paragraph-properties fo:margin-left="0cm" fo:margin-right="-0.907cm" fo:text-align="justify" style:justify-single-word="false" fo:text-indent="0cm" style:auto-text-indent="false">
        <style:tab-stops>
          <style:tab-stop style:position="8.299cm"/>
        </style:tab-stops>
      </style:paragraph-properties>
    </style:style>
    <style:style style:name="P14" style:family="paragraph" style:parent-style-name="Standard">
      <style:paragraph-properties fo:margin-left="0cm" fo:margin-right="-0.907cm" fo:line-height="200%" fo:text-align="justify" style:justify-single-word="false" fo:text-indent="0cm" style:auto-text-indent="false" style:snap-to-layout-grid="false"/>
    </style:style>
    <style:style style:name="P1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6" style:family="paragraph">
      <loext:graphic-properties draw:fill="none"/>
    </style:style>
    <style:style style:name="T1" style:family="text">
      <style:text-properties style:font-name="新細明體" fo:font-size="18pt" fo:letter-spacing="0.035cm" fo:text-shadow="1pt 1pt" style:letter-kerning="false" style:font-name-asian="新細明體" style:font-size-asian="18pt" style:font-name-complex="新細明體"/>
    </style:style>
    <style:style style:name="T2" style:family="text">
      <style:text-properties style:font-name="標楷體" fo:font-size="14pt" style:font-name-asian="標楷體" style:font-size-asian="14pt"/>
    </style:style>
    <style:style style:name="T3" style:family="text">
      <style:text-properties style:font-name="標楷體" fo:font-size="14pt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asian="14pt"/>
    </style:style>
    <style:style style:name="T4" style:family="text">
      <style:text-properties style:font-name="標楷體" fo:font-size="14pt" fo:letter-spacing="0.053cm" style:font-name-asian="標楷體" style:font-size-asian="14pt"/>
    </style:style>
    <style:style style:name="T5" style:family="text">
      <style:text-properties style:font-name="標楷體" style:font-name-asian="標楷體"/>
    </style:style>
    <style:style style:name="T6" style:family="text">
      <style:text-properties fo:color="#ff0000" style:font-name="標楷體" fo:font-size="14pt" style:font-name-asian="標楷體" style:font-size-asian="14pt"/>
    </style:style>
    <style:style style:name="T7" style:family="text">
      <style:text-properties style:text-line-through-style="solid" style:text-line-through-type="single" style:font-name="標楷體" fo:font-size="14pt" style:text-underline-mode="continuous" style:text-overline-mode="continuous" style:text-line-through-mode="continuous" style:font-name-asian="標楷體" style:font-size-asian="14pt"/>
    </style:style>
    <style:style style:name="T8" style:family="text">
      <style:text-properties officeooo:rsid="00018c57"/>
    </style:style>
    <style:style style:name="gr1" style:family="graphic">
      <style:graphic-properties draw:stroke="solid" svg:stroke-width="0.026cm" svg:stroke-color="#000000" svg:stroke-opacity="100%" draw:fill="none" fo:padding-top="-0.02cm" fo:padding-bottom="-0.02cm" fo:padding-left="-0.02cm" fo:padding-right="-0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預設段落字型"><text:span text:style-name="T1">國立交通大學平面顯示技術碩士學位學程</text:span></text:span></text:p>
      <text:p text:style-name="P1">碩士論文計畫書口試紀錄表</text:p>
      <text:p text:style-name="P2"/>
      <text:p text:style-name="P3"><draw:connector text:anchor-type="paragraph" draw:z-index="0" draw:name="直線接點 2" draw:style-name="gr1" draw:text-style-name="P16" draw:type="line" svg:x1="2.552cm" svg:y1="1.042cm" svg:x2="7.579cm" svg:y2="1.042cm" svg:d="M2552 1042h5027" svg:viewBox="0 0 5029 2"><text:p/></draw:connector><text:span text:style-name="預設段落字型"><text:span text:style-name="T2">學生姓名：</text:span></text:span></text:p>
      <text:p text:style-name="P9"><draw:connector text:anchor-type="paragraph" draw:z-index="1" draw:name="直線接點 3" draw:style-name="gr1" draw:text-style-name="P16" draw:type="line" svg:x1="2.552cm" svg:y1="1.016cm" svg:x2="7.579cm" svg:y2="1.016cm" svg:d="M2552 1016h5027" svg:viewBox="0 0 5029 2"><text:p/></draw:connector><text:span text:style-name="預設段落字型"><text:span text:style-name="T2">學號：</text:span></text:span></text:p>
      <text:p text:style-name="P5">論文題目：</text:p>
      <text:p text:style-name="P9"><draw:connector text:anchor-type="paragraph" draw:z-index="2" draw:name="直線接點 5" draw:style-name="gr1" draw:text-style-name="P16" draw:type="line" svg:x1="2.473cm" svg:y1="1.095cm" svg:x2="16.311cm" svg:y2="1.095cm" svg:d="M2473 1095h13838" svg:viewBox="0 0 13839 2"><text:p/></draw:connector><text:span text:style-name="預設段落字型"><text:span text:style-name="T2">中文：</text:span></text:span></text:p>
      <text:p text:style-name="P10"/>
      <text:p text:style-name="P3"><draw:connector text:anchor-type="paragraph" draw:z-index="4" draw:name="直線接點 7" draw:style-name="gr1" draw:text-style-name="P16" draw:type="line" svg:x1="2.367cm" svg:y1="1.175cm" svg:x2="16.205cm" svg:y2="1.175cm" svg:d="M2367 1175h13838" svg:viewBox="0 0 13839 2"><text:p/></draw:connector><draw:connector text:anchor-type="paragraph" draw:z-index="3" draw:name="直線接點 6" draw:style-name="gr1" draw:text-style-name="P16" draw:type="line" svg:x1="2.42cm" svg:y1="0.169cm" svg:x2="16.282cm" svg:y2="0.169cm" svg:d="M2420 169h13862" svg:viewBox="0 0 13864 2"><text:p/></draw:connector><text:span text:style-name="預設段落字型"><text:span text:style-name="T5"><text:tab/></text:span></text:span><text:span text:style-name="預設段落字型"><text:span text:style-name="T2">英文：</text:span></text:span></text:p>
      <text:p text:style-name="P11"/>
      <text:p text:style-name="P7"><draw:connector text:anchor-type="paragraph" draw:z-index="5" draw:name="直線接點 8" draw:style-name="gr1" draw:text-style-name="P16" draw:type="line" svg:x1="2.394cm" svg:y1="0.162cm" svg:x2="16.205cm" svg:y2="0.162cm" svg:d="M2394 162h13811" svg:viewBox="0 0 13813 2"><text:p/></draw:connector><text:span text:style-name="預設段落字型"><text:span text:style-name="T2"/></text:span></text:p>
      <text:p text:style-name="P12"><text:span text:style-name="預設段落字型"><text:span text:style-name="T2">口試時間：</text:span></text:span><text:span text:style-name="預設段落字型"><text:span text:style-name="T6"> </text:span></text:span><text:span text:style-name="預設段落字型"><text:span text:style-name="T3"><text:s text:c="6"/></text:span></text:span><text:span text:style-name="預設段落字型"><text:span text:style-name="T2">年</text:span></text:span><text:span text:style-name="預設段落字型"><text:span text:style-name="T3"> <text:s text:c="5"/></text:span></text:span><text:span text:style-name="預設段落字型"><text:span text:style-name="T2">月</text:span></text:span><text:span text:style-name="預設段落字型"><text:span text:style-name="T3"> <text:s text:c="5"/></text:span></text:span><text:span text:style-name="預設段落字型"><text:span text:style-name="T2">日</text:span></text:span></text:p>
      <text:p text:style-name="P3"><draw:connector text:anchor-type="paragraph" draw:z-index="6" draw:name="直線接點 9" draw:style-name="gr1" draw:text-style-name="P16" draw:type="line" svg:x1="2.556cm" svg:y1="0.975cm" svg:x2="8.735cm" svg:y2="0.975cm" svg:d="M2556 975h6179" svg:viewBox="0 0 6181 2"><text:p/></draw:connector><text:span text:style-name="預設段落字型"><text:span text:style-name="T2">口試地點：</text:span></text:span></text:p>
      <text:p text:style-name="P4">評語及意見：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<text:span text:style-name="預設段落字型"><text:span text:style-name="T2"><text:s/>通 <text:s text:c="4"/>過 <text:s text:c="16"/>不 <text:s text:c="2"/>通 <text:s text:c="2"/>過</text:span></text:span></text:p>
      <text:p text:style-name="P13"><draw:connector text:anchor-type="paragraph" draw:z-index="7" draw:name="直線接點 10" draw:style-name="gr1" draw:text-style-name="P16" draw:type="line" svg:x1="2.887cm" svg:y1="1.062cm" svg:x2="7.909cm" svg:y2="1.062cm" svg:d="M2887 1062h5022" svg:viewBox="0 0 5024 2"><text:p/></draw:connector><draw:connector text:anchor-type="paragraph" draw:z-index="8" draw:name="直線接點 11" draw:style-name="gr1" draw:text-style-name="P16" draw:type="line" svg:x1="9.446cm" svg:y1="1.078cm" svg:x2="14.473cm" svg:y2="1.078cm" svg:d="M9446 1078h5027" svg:viewBox="0 0 5029 2"><text:p/></draw:connector><text:span text:style-name="預設段落字型"><text:span text:style-name="T4">評審結果：<text:tab/></text:span></text:span></text:p>
      <text:p text:style-name="P14"><text:span text:style-name="預設段落字型"><text:span text:style-name="T2">（評審人簽章） <text:s text:c="5"/></text:span></text:span><text:span text:style-name="預設段落字型"><text:span text:style-name="T7"><text:s text:c="23"/></text:span></text:span><text:span text:style-name="預設段落字型"><text:span text:style-name="T2"><text:s text:c="6"/></text:span></text:span><text:span text:style-name="預設段落字型"><text:span text:style-name="T7"><text:s text:c="22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華康楷書體W3" svg:font-family="華康楷書體W3, 標楷體" style:font-family-generic="script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style:font-name-asian="新細明體1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9pt" fo:hyphenate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9pt" fo:hyphenate="false"/>
    </style:style>
    <style:style style:name="預設段落字型" style:family="text"/>
    <style:style style:name="頁首_20_字元" style:display-name="頁首 字元" style:family="text" style:parent-style-name="預設段落字型">
      <style:text-properties fo:font-size="10pt" style:font-size-asian="10pt" style:font-size-complex="9pt"/>
    </style:style>
    <style:style style:name="頁尾_20_字元" style:display-name="頁尾 字元" style:family="text" style:parent-style-name="預設段落字型">
      <style:text-properties fo:font-size="10pt" style:font-size-asian="10pt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2.501cm" style:writing-mode="lr-tb" style:layout-grid-color="#c0c0c0" style:layout-grid-lines="40" style:layout-grid-base-height="0.706cm" style:layout-grid-ruby-height="0.353cm" style:layout-grid-mode="line" style:layout-grid-ruby-below="false" style:layout-grid-print="true" style:layout-grid-display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dc:title>國立交通大學產業安全與防災專班</dc:title>
    <meta:initial-creator>user</meta:initial-creator>
    <meta:creation-date>2002-11-10T19:27:00Z</meta:creation-date>
    <dc:date>2016-10-26T11:31:12.494000000</dc:date>
    <meta:editing-cycles>10</meta:editing-cycles>
    <meta:editing-duration>PT42M7S</meta:editing-duration>
    <meta:document-statistic meta:table-count="0" meta:image-count="0" meta:object-count="0" meta:page-count="2" meta:paragraph-count="13" meta:word-count="85" meta:character-count="192" meta:non-whitespace-character-count="85"/>
    <meta:template xlink:type="simple" xlink:actuate="onRequest" xlink:title="" xlink:href="Normal"/>
  </office:meta>
</office:document-meta>
</file>